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officeooo:rsid="00023304" officeooo:paragraph-rsid="00023304" style:font-style-asian="italic" style:font-style-complex="italic"/>
    </style:style>
    <style:style style:name="P3" style:family="paragraph" style:parent-style-name="Standard">
      <style:text-properties fo:font-style="normal" officeooo:rsid="0000e9a7" officeooo:paragraph-rsid="0000e9a7" style:font-style-asian="normal" style:font-style-complex="normal"/>
    </style:style>
    <style:style style:name="P4" style:family="paragraph" style:parent-style-name="Standard">
      <style:text-properties fo:font-style="normal" officeooo:rsid="00023304" officeooo:paragraph-rsid="00023304" style:font-style-asian="normal" style:font-style-complex="normal"/>
    </style:style>
    <style:style style:name="P5" style:family="paragraph" style:parent-style-name="Preformatted_20_Text">
      <style:text-properties fo:font-style="normal" officeooo:rsid="00023304" officeooo:paragraph-rsid="00023304" style:font-style-asian="normal" style:font-style-complex="normal"/>
    </style:style>
    <style:style style:name="P6" style:family="paragraph" style:parent-style-name="Standard">
      <style:text-properties fo:font-style="normal" officeooo:rsid="00023304" officeooo:paragraph-rsid="00023304" style:font-style-asian="normal" style:font-style-complex="normal"/>
    </style:style>
    <style:style style:name="P7" style:family="paragraph" style:parent-style-name="Standard">
      <style:text-properties fo:font-style="normal" officeooo:rsid="0008b480" officeooo:paragraph-rsid="0008b480" style:font-style-asian="normal" style:font-style-complex="normal"/>
    </style:style>
    <style:style style:name="T1" style:family="text">
      <style:text-properties officeooo:rsid="0000e9a7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0e9a7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do nano /etc/</text:span><text:span text:style-name="T3">sysctl.conf</text:span></text:p>
      <text:p text:style-name="P3">net.ipv4.ip_local_port_range = 49152 65535</text:p>
      <text:p text:style-name="P2">sudo /etc/<text:span text:style-name="T2">rc.d/init.d/network restart</text:span></text:p>
      <text:p text:style-name="P4"/>
      <text:p text:style-name="P5">iptables -A INPUT -p tcp --dport 6881:6890 -j ACCEPT</text:p>
      <text:p text:style-name="P4"/>
      <text:p text:style-name="P5">lsmod | grep ip_tables</text:p>
      <text:p text:style-name="P4"/>
      <text:p text:style-name="P4">system-config-securitylevel</text:p>
      <text:p text:style-name="P4"/>
      <text:p text:style-name="P5">iptables -A INPUT -p tcp --dport 6881:6890 -j ACCEPT</text:p>
      <text:p text:style-name="P4"/>
      <text:p text:style-name="P7">cd etc</text:p>
      <text:p text:style-name="P7">sudo grep -R iptables *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4T09:01:10.472412894</meta:creation-date>
    <dc:date>2022-03-15T09:55:33.880794014</dc:date>
    <meta:editing-duration>PT1H45M27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9" meta:word-count="42" meta:character-count="287" meta:non-whitespace-character-count="256"/>
  </office:meta>
</office:document-meta>
</file>